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e271" officeooo:paragraph-rsid="0013e2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dsfs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8T23:16:21.743820256</meta:creation-date>
    <dc:date>2021-01-18T23:17:08.488022135</dc:date>
    <meta:editing-duration>PT48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6.4.6.2$Linux_X86_64 LibreOffice_project/40$Build-2</meta:generator>
  </office:meta>
</office:document-meta>
</file>